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fo:text-align="justify" style:justify-single-word="false"/>
    </style:style>
    <style:style style:name="P2" style:family="paragraph" style:parent-style-name="Default_20_Text">
      <style:paragraph-properties fo:line-height="115%" fo:text-align="justify" style:justify-single-word="false"/>
    </style:style>
    <style:style style:name="P3" style:family="paragraph" style:parent-style-name="Default_20_Text">
      <style:paragraph-properties fo:line-height="115%" fo:text-align="justify" style:justify-single-word="false"/>
      <style:text-properties style:text-underline-style="solid" style:text-underline-width="auto" style:text-underline-color="font-color"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m </text:p>
      <text:p text:style-name="P1">….............</text:p>
      <text:p text:style-name="P1">…...............</text:p>
      <text:p text:style-name="P1">….............</text:p>
      <text:p text:style-name="P1"/>
      <text:p text:style-name="P2">To</text:p>
      <text:p text:style-name="P2">The Branch Manager</text:p>
      <text:p text:style-name="P2">State Bank of India</text:p>
      <text:p text:style-name="P2">---------------------------, Raipur</text:p>
      <text:p text:style-name="P2"/>
      <text:p text:style-name="P2">Dear Sir, </text:p>
      <text:p text:style-name="P2"/>
      <text:p text:style-name="P3">Sub: Reimbursement of Acceptance fees <text:s/>and Registration fees </text:p>
      <text:p text:style-name="P2"/>
      <text:p text:style-name="P2">With reference to the above, I …........................... have paid acceptance fees of Rs.-------------------/- ( Rupees-------------------------------------------------------only) on …............... to --------------------------------------------------------------- for reserving my seat to pursue my ----------------------------------- Programme. The amount was paid on …................. Further I have also paid registration fees of Rs.-----------------/- ( Rupees <text:s/>------------------------------------------------------------------only) <text:s/>on …................ I request you to reimburse me the amount by crediting it to my savings bank account no. …......................... maintained with your bank. The self attested fees paid receipt is enclosed as attachment to this mail. </text:p>
      <text:p text:style-name="P2"/>
      <text:p text:style-name="P2">Thanking you, </text:p>
      <text:p text:style-name="P2"/>
      <text:p text:style-name="P2">Regard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Gothic"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20-08-28T14:00:08.94</meta:creation-date>
    <dc:date>2021-11-02T11:15:39.77</dc:date>
    <meta:editing-duration>PT00H05M00S</meta:editing-duration>
    <meta:editing-cycles>2</meta:editing-cycles>
    <meta:generator>IBM_Lotus_Symphony/3.0$Win32 OpenOffice.org_project/310m11$Build-9399</meta:generator>
    <meta:document-statistic meta:table-count="0" meta:image-count="0" meta:object-count="0" meta:page-count="1" meta:paragraph-count="13" meta:word-count="123" meta:character-count="1000"/>
    <meta:user-defined meta:name="Info 1"/>
    <meta:user-defined meta:name="Info 2"/>
    <meta:user-defined meta:name="Info 3"/>
    <meta:user-defined meta:name="Info 4"/>
  </office:meta>
</office:document-meta>
</file>